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9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9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2" style:family="paragraph">
      <style:paragraph-properties fo:line-height="100.00%" fo:text-align="center" fo:margin-top="5.65pt" fo:margin-bottom="5.65pt"/>
    </style:style>
    <style:style style:name="P3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4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5" style:family="paragraph">
      <style:paragraph-properties fo:line-height="100.00%" fo:text-align="center" fo:margin-top="5.65pt" fo:margin-bottom="5.65pt"/>
    </style:style>
    <style:style style:name="P6" style:family="paragraph">
      <style:paragraph-properties fo:line-height="100.00%" fo:text-align="left" fo:margin-left="2.70pt" fo:text-indent="-2.70pt">
        <style:tab-stops>
          <style:tab-stop style:position="479.55pt"/>
        </style:tab-stops>
      </style:paragraph-properties>
    </style:style>
    <style:style style:name="P7" style:family="paragraph">
      <style:paragraph-properties fo:line-height="100.00%" fo:text-align="left" fo:margin-left="2.70pt" fo:text-indent="-2.70pt">
        <style:tab-stops>
          <style:tab-stop style:position="238.30pt"/>
          <style:tab-stop style:position="3338.35pt"/>
        </style:tab-stops>
      </style:paragraph-properties>
    </style:style>
    <style:style style:name="P8" style:family="paragraph">
      <style:paragraph-properties fo:line-height="100.00%" fo:text-align="center" fo:margin-top="2.85pt" fo:margin-bottom="2.85pt"/>
    </style:style>
    <style:style style:name="P9" style:family="paragraph">
      <style:paragraph-properties fo:line-height="100.00%" fo:text-align="left" fo:margin-left="2.70pt" fo:text-indent="-2.70pt">
        <style:tab-stops>
          <style:tab-stop style:position="238.30pt"/>
          <style:tab-stop style:position="3338.35pt"/>
        </style:tab-stops>
      </style:paragraph-properties>
    </style:style>
    <style:style style:name="P10" style:family="paragraph">
      <style:paragraph-properties fo:line-height="100.00%" fo:text-align="center" fo:margin-top="2.85pt" fo:margin-bottom="2.85pt">
        <style:tab-stops>
          <style:tab-stop style:position="155.25pt" style:type="right"/>
        </style:tab-stops>
      </style:paragraph-properties>
    </style:style>
    <style:style style:name="P11" style:family="paragraph">
      <style:paragraph-properties fo:line-height="100.00%" fo:text-align="center" fo:margin-top="2.85pt" fo:margin-bottom="2.85pt"/>
    </style:style>
    <style:style style:name="P12" style:family="paragraph">
      <style:paragraph-properties fo:line-height="100.00%" fo:text-align="left" fo:margin-left="2.70pt" fo:text-indent="-2.70pt">
        <style:tab-stops>
          <style:tab-stop style:position="238.30pt"/>
          <style:tab-stop style:position="3338.35pt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 fo:margin-bottom="1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bottom="10.00pt"/>
    </style:style>
    <style:style style:name="P16" style:family="paragraph">
      <style:paragraph-properties fo:line-height="100.00%" fo:text-align="left" fo:margin-bottom="10.00pt"/>
    </style:style>
    <style:style style:name="P17" style:family="paragraph">
      <style:paragraph-properties fo:line-height="100.00%" fo:text-align="left" fo:margin-bottom="10.00pt"/>
    </style:style>
    <style:style style:name="TableColumn0100" style:family="table-column">
      <style:table-column-properties style:column-width="3.347222in"/>
    </style:style>
    <style:style style:name="TableColumn0101" style:family="table-column">
      <style:table-column-properties style:column-width="3.350694in"/>
    </style:style>
    <style:style style:name="Table01" style:family="table">
      <style:table-properties style:width="6.69791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1" style:family="table-row">
      <style:table-row-properties/>
    </style:style>
    <style:style style:name="TableCell010100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7500in" fo:padding-right="0.037500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2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3472in solid #000000" fo:border-left="0.003472in solid #000000" fo:border-right="0.000694in solid #000000" fo:border-bottom="0.003472in solid #000000" fo:padding-left="0.037500in" fo:padding-right="0.037500in" fo:vertical-align="top" fo:background-color="#ffffff"/>
    </style:style>
    <style:style style:name="TableCell010301" style:family="table-cell">
      <style:table-cell-properties fo:border-top="0.003472in solid #000000" fo:border-left="0.003472in solid #000000" fo:border-right="0.003472in solid #000000" fo:border-bottom="0.003472in solid #000000" fo:padding-left="0.037500in" fo:padding-right="0.037500in" fo:vertical-align="top" fo:background-color="#ffffff"/>
    </style:style>
  </office:automatic-styles>
  <office:body>
    <office:text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 table:number-columns-spanned="2">
            <text:p text:style-name="P2"><text:span text:style-name="T2">Politechnika<text:s/></text:span><text:span text:style-name="T3">Świętokrzyska w Kielcach</text:span></text:p>
            <text:p text:style-name="P2"><text:span text:style-name="T4">Wydzia</text:span><text:span text:style-name="T5">ł Elektrotechniki, Automatyki i Informatyki</text:span><text:span text:style-name="T6"/></text:p>
          </table:table-cell>
          <table:covered-table-cell/>
        </table:table-row>
        <table:table-row table:style-name="TableRow0101">
          <table:table-cell table:style-name="TableCell010100" table:number-columns-spanned="2">
            <text:p text:style-name="P5"><text:span text:style-name="T7">Laboratorium : Technologie loT rozproszone sieci sensor</text:span><text:span text:style-name="T8"/></text:p>
          </table:table-cell>
          <table:covered-table-cell/>
        </table:table-row>
        <table:table-row table:style-name="TableRow0102">
          <table:table-cell table:style-name="TableCell010200">
            <text:p text:style-name="P8"><text:span text:style-name="T9">Modu</text:span><text:span text:style-name="T10">ł 1</text:span><text:span text:style-name="T11"/></text:p>
          </table:table-cell>
          <table:table-cell table:style-name="TableCell010201">
            <text:p text:style-name="P8"><text:span text:style-name="T12">Autor:<text:s/></text:span><text:span text:style-name="T13">Wojciech Harabin</text:span></text:p>
            <text:p text:style-name="P8"><text:span text:style-name="T14">Grupa:<text:s/></text:span><text:span text:style-name="T15">3ID15B</text:span><text:span text:style-name="T16"/></text:p>
          </table:table-cell>
        </table:table-row>
        <table:table-row table:style-name="TableRow0103">
          <table:table-cell table:style-name="TableCell010300">
            <text:p text:style-name="P10"><text:span text:style-name="T17">Numer laboratorium:<text:s/></text:span><text:span text:style-name="T18">2</text:span><text:span text:style-name="T19"/></text:p>
          </table:table-cell>
          <table:table-cell table:style-name="TableCell010301">
            <text:p text:style-name="P11"><text:span text:style-name="T20">Data wykonania:<text:s/></text:span><text:span text:style-name="T21">01.11.2018</text:span><text:span text:style-name="T22"/></text:p>
          </table:table-cell>
        </table:table-row>
      </table:table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2"/></text:p>
      <text:p text:style-name="P13"><text:span text:style-name="T23">Praca wykonana wdomu.</text:span></text:p>
      <text:p text:style-name="P13"><text:span text:style-name="T23"/></text:p>
      <text:p text:style-name="P14"><text:span text:style-name="T24">1. GitHub</text:span></text:p>
      <text:p text:style-name="P14"><text:span text:style-name="T25">Github to us</text:span><text:span text:style-name="T26">ługa hostingowa dla repozytori</text:span><text:span text:style-name="T27">ów Gitowych</text:span><text:span text:style-name="T28">, , gdzie mo</text:span><text:span text:style-name="T29">żemy trzymać projekty korzystające z Gita. Stworzony został przy wykorzystaniu frameworka Ruby on Rails i języka Erlang. Github udostępnia darmowy hosting program</text:span><text:span text:style-name="T30">ó</text:span><text:span text:style-name="T31">w open source oraz p</text:span><text:span text:style-name="T32">łatne prywatne repozytoria.</text:span></text:p>
      <text:p text:style-name="P14"><text:span text:style-name="T32">System kontroli wersji śledzi wszystkie zmiany dokonywane na pliku ( lub plikach) i umożliwa przywołanie dowolnej wcześniejszej wersji. Wykorzystywany podczas np. projektowania w przypadku kiedy chcemy zachować każdą wersję pliku projektu. Pozwala on przyw</text:span><text:span text:style-name="T33">r</text:span><text:span text:style-name="T34">ó</text:span><text:span text:style-name="T35">ci</text:span><text:span text:style-name="T36">ć pliki do wcześniejszej wersji, odtworzyc stan całego projektu, pr</text:span><text:span text:style-name="T37">ó</text:span><text:span text:style-name="T38">wna</text:span><text:span text:style-name="T39">ć wprowadzone zmiany, dowiedzieć się kto jako ostatni zmodifkował część projektu i kiedy te modyfikacje zostały wprowadzone. Opr</text:span><text:span text:style-name="T40">ó</text:span><text:span text:style-name="T41">cz tego u</text:span><text:span text:style-name="T42">żywanie VCS ( Version Control System) oznacza, że nawet jeśli popełnumy błąd lub stracimy część danych, naprawa i odzyskanie ich nie powinno sprawić problemu.<text:s text:c="2"/></text:span></text:p>
      <text:p text:style-name="P14"><text:span text:style-name="T42">Najważniejsze cechy:</text:span></text:p>
      <text:list text:style-name="L15">
        <text:list-item>
          <text:p text:style-name="P15"><text:span text:style-name="T42">dobre wsparcie dla rozgałęzionego procesu tworzenia oprogramowania</text:span><text:span text:style-name="T43"/></text:p>
        </text:list-item>
        <text:list-item>
          <text:p text:style-name="P15"><text:span text:style-name="T44">każdy programista posiada własną kopię repozytorim, do kt</text:span><text:span text:style-name="T45">ó</text:span><text:span text:style-name="T46">rej mo</text:span><text:span text:style-name="T47">że zapisywać zmiany bez połączenia z siecią a następnie mogą one być wymieniane między lokalnymi repozytoriami.</text:span><text:span text:style-name="T48"/></text:p>
        </text:list-item>
        <text:list-item>
          <text:p text:style-name="P15"><text:span text:style-name="T49">wsparcie dla istniej</text:span><text:span text:style-name="T50">ących protokoł</text:span><text:span text:style-name="T51">ó</text:span><text:span text:style-name="T52">w sieciowych: dane mo</text:span><text:span text:style-name="T53">żna wymieniać przez HTTP(S), FTP, rsync, SSH.</text:span><text:span text:style-name="T54"/></text:p>
        </text:list-item>
      </text:list>
      <text:p text:style-name="P16"><text:span text:style-name="T55"/></text:p>
      <text:p text:style-name="P16"><text:span text:style-name="T55">2. Podstawowe komendy</text:span></text:p>
      <text:p text:style-name="P16"><text:span text:style-name="T56">git init</text:span></text:p>
      <text:p text:style-name="P16"><text:span text:style-name="T57">Inicjalizuje repozytorium GIT w danym katalogu</text:span><text:span text:style-name="T58"/></text:p>
      <text:p text:style-name="P16"><text:span text:style-name="T58">git add [nazwa_pliku]</text:span></text:p>
      <text:p text:style-name="P16"><text:span text:style-name="T59">Dodaje zmiany we wskazanym pliku do commita</text:span><text:span text:style-name="T60"/></text:p>
      <text:p text:style-name="P16"><text:span text:style-name="T60">git add </text:span></text:p>
      <text:p text:style-name="P16"><text:span text:style-name="T61">Dodaje wszystkie zmienione pliki do commita</text:span><text:span text:style-name="T62"/></text:p>
      <text:p text:style-name="P16"><text:span text:style-name="T62">git add -p [nazwa_pliku]</text:span></text:p>
      <text:p text:style-name="P16"><text:span text:style-name="T63">Udost</text:span><text:span text:style-name="T64">ępnia możliwość dodania wybranych linii w zmodyfikowanym pliku do commita</text:span><text:span text:style-name="T65"/></text:p>
      <text:p text:style-name="P16"><text:span text:style-name="T65">git commit -m "[treść_commita]"</text:span></text:p>
      <text:p text:style-name="P16"><text:span text:style-name="T66">Dodaje opis do commita. Dobrym zwyczajem jest opisanie co ta zmiana wprowadza do kodu w zakresie funkcjonalnym</text:span><text:span text:style-name="T67"/></text:p>
      <text:p text:style-name="P16"><text:span text:style-name="T67">git add origin [adres_repozytorium]</text:span></text:p>
      <text:p text:style-name="P16"><text:span text:style-name="T68">Ustawia konkretny adres zdalnego repozytorium jako gł</text:span><text:span text:style-name="T69">ówne repozytorium</text:span><text:span text:style-name="T70"/></text:p>
      <text:p text:style-name="P16"><text:span text:style-name="T70">git push origin master</text:span></text:p>
      <text:p text:style-name="P16"><text:span text:style-name="T71">Wys</text:span><text:span text:style-name="T72">łanie zmian do branacha zdalnego</text:span><text:span text:style-name="T73"/></text:p>
      <text:p text:style-name="P16"><text:span text:style-name="T73">git push -f</text:span></text:p>
      <text:p text:style-name="P16"><text:span text:style-name="T74">Wysłanie zmian do zdalnego repozytorium ignorując konflikty, to znaczy, że jeśli wystapią konflikty to pliki zostaną nadpisane właśnie wysłaną wersją.<text:s/></text:span><text:span text:style-name="T75"/></text:p>
      <text:p text:style-name="P16"><text:span text:style-name="T75">git checkout [nazwa_brancha]</text:span></text:p>
      <text:p text:style-name="P16"><text:span text:style-name="T76">Zmienia aktywny branch na wybrany przez użytkownika</text:span><text:span text:style-name="T77"/></text:p>
      <text:p text:style-name="P16"><text:span text:style-name="T77">git checkout [nazwa_pliku]</text:span></text:p>
      <text:p text:style-name="P16"><text:span text:style-name="T78">Usuwa zmiany w wybranym pliku</text:span><text:span text:style-name="T79"/></text:p>
      <text:p text:style-name="P16"><text:span text:style-name="T79">git checkout </text:span></text:p>
      <text:p text:style-name="P16"><text:span text:style-name="T80">Usuwa zmiany we wszystkich zmienionych plikach</text:span><text:span text:style-name="T81"/></text:p>
      <text:p text:style-name="P16"><text:span text:style-name="T81">git checkout -b [nazwa_brancha]</text:span></text:p>
      <text:p text:style-name="P16"><text:span text:style-name="T82">Tworzenie nowego brancha z aktywnego brancha i przełączenie się na niego</text:span><text:span text:style-name="T83"/></text:p>
      <text:p text:style-name="P16"><text:span text:style-name="T83">git rebase master</text:span></text:p>
      <text:p text:style-name="P16"><text:span text:style-name="T84">Zaciągnięcie zmian z brancha gł</text:span><text:span text:style-name="T85">ównego do brancha aktywnego</text:span></text:p>
      <text:p text:style-name="P16"><text:span text:style-name="T86">git push origin :[nazwa_brancha]</text:span></text:p>
      <text:p text:style-name="P16"><text:span text:style-name="T87">Usuni</text:span><text:span text:style-name="T88">ęcie zdalnego brancha</text:span><text:span text:style-name="T89"/></text:p>
      <text:p text:style-name="P16"><text:span text:style-name="T89">git branch -d [nazwa_brancha]</text:span></text:p>
      <text:p text:style-name="P16"><text:span text:style-name="T90">Usuwanie brancha lokalnie. Nie można usunąć w ten spos</text:span><text:span text:style-name="T91">ób aktywnego brancha</text:span><text:span text:style-name="T92"/></text:p>
      <text:p text:style-name="P16"><text:span text:style-name="T92">git stash</text:span></text:p>
      <text:p text:style-name="P16"><text:span text:style-name="T93">Dodanie zmienonych plików do pami</text:span><text:span text:style-name="T94">ęci/stosu i usunięcie ich z aktywnego brancha</text:span><text:span text:style-name="T95"/></text:p>
      <text:p text:style-name="P16"><text:span text:style-name="T95">git pull --rebase</text:span></text:p>
      <text:p text:style-name="P16"><text:span text:style-name="T96">Pobranie najnowszych zmian z aktywnego brancha zdalnego</text:span></text:p>
      <text:p text:style-name="P16"><text:span text:style-name="T97">3. Obserwacje</text:span></text:p>
      <text:p text:style-name="P16"><text:span text:style-name="T98">Obserwacja topologi IoT gdzie bateria ładowana jest za pomocą ogniwa fotowoltanicznego. Jak widać na przedstawionej topologii panel słoneczy jest zasilnay za pomocą promieni słonecznych w celu wyprodukowania energii elektrycznej. Następnie energia jest przesyłana z panelu słonecznego do baterii. Ta elektryczność odczytywana jest przez miernik mocy połączony pomiędzy nimi. Bateria dostarcza energie do urządzeń podłączonych do niej. Serwer odczytuje moc wyprodukowaną z panelu słonecznego, odczytuje moc z miernika mocy, i mocy dostępną na baterii. Taką topologie można rozbudować o dodatkowe źr</text:span><text:span text:style-name="T99">ó</text:span><text:span text:style-name="T100">d</text:span><text:span text:style-name="T101">ła energii w tym przypadku panele słoneczne co usrpawni produkcję energii elektrycznej lub o dodtakowe baterie w celu gromadzenia większej ilości energii.</text:span></text:p>
      <text:p text:style-name="P16"><draw:frame text:anchor-type="as-char" svg:width="146.58mm" svg:height="110.86mm" style:rel-width="scale" style:rel-height="scale"><draw:object-ole xlink:href="OleObj1"/><draw:image xlink:href="ObjectReplacements/OleObj1"/></draw:frame><text:span text:style-name="T101"/></text:p>
      <text:p text:style-name="P16"><text:span text:style-name="T102"/></text:p>
      <text:p text:style-name="P17"><text:span text:style-name="T10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